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9f0c0" officeooo:paragraph-rsid="0019f0c0"/>
    </style:style>
    <style:style style:name="P2" style:family="paragraph" style:parent-style-name="Standard">
      <style:paragraph-properties fo:text-align="center" style:justify-single-word="false"/>
      <style:text-properties officeooo:rsid="0019f0c0" officeooo:paragraph-rsid="0019f0c0"/>
    </style:style>
    <style:style style:name="P3" style:family="paragraph" style:parent-style-name="Standard">
      <style:text-properties officeooo:rsid="001a1a9e" officeooo:paragraph-rsid="001a1a9e"/>
    </style:style>
    <style:style style:name="P4" style:family="paragraph" style:parent-style-name="Standard">
      <style:text-properties officeooo:rsid="001a1a9e" officeooo:paragraph-rsid="001ba92a"/>
    </style:style>
    <style:style style:name="P5" style:family="paragraph" style:parent-style-name="Standard">
      <style:text-properties officeooo:rsid="001ba92a" officeooo:paragraph-rsid="001ba92a"/>
    </style:style>
    <style:style style:name="P6" style:family="paragraph" style:parent-style-name="Standard">
      <style:text-properties officeooo:rsid="001ed338" officeooo:paragraph-rsid="001ed338"/>
    </style:style>
    <style:style style:name="P7" style:family="paragraph" style:parent-style-name="Standard">
      <style:text-properties officeooo:rsid="001edecf" officeooo:paragraph-rsid="001edecf"/>
    </style:style>
    <style:style style:name="P8" style:family="paragraph" style:parent-style-name="Standard">
      <style:text-properties officeooo:rsid="00209802" officeooo:paragraph-rsid="00209802"/>
    </style:style>
    <style:style style:name="P9" style:family="paragraph" style:parent-style-name="Standard">
      <style:text-properties officeooo:rsid="00218b00" officeooo:paragraph-rsid="00218b00"/>
    </style:style>
    <style:style style:name="P10" style:family="paragraph" style:parent-style-name="Standard">
      <style:text-properties officeooo:rsid="00254134" officeooo:paragraph-rsid="00254134"/>
    </style:style>
    <style:style style:name="P11" style:family="paragraph" style:parent-style-name="Footnote">
      <style:text-properties officeooo:rsid="001d75ff" officeooo:paragraph-rsid="001d75ff"/>
    </style:style>
    <style:style style:name="P12" style:family="paragraph" style:parent-style-name="Footnote">
      <style:text-properties officeooo:rsid="001ed338" officeooo:paragraph-rsid="001ed338"/>
    </style:style>
    <style:style style:name="P13" style:family="paragraph" style:parent-style-name="Title">
      <style:text-properties fo:font-size="20pt" style:font-size-asian="20pt" style:font-size-complex="20pt"/>
    </style:style>
    <style:style style:name="T1" style:family="text">
      <style:text-properties officeooo:rsid="001ba92a"/>
    </style:style>
    <style:style style:name="T2" style:family="text">
      <style:text-properties officeooo:rsid="001ce9bd"/>
    </style:style>
    <style:style style:name="T3" style:family="text">
      <style:text-properties officeooo:rsid="001d75ff"/>
    </style:style>
    <style:style style:name="T4" style:family="text">
      <style:text-properties officeooo:rsid="001ed338"/>
    </style:style>
    <style:style style:name="T5" style:family="text">
      <style:text-properties officeooo:rsid="0020980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imGen</text:p>
      <text:p text:style-name="P13">Event Generator</text:p>
      <text:p text:style-name="P2">Simularity, Inc</text:p>
      <text:p text:style-name="P2">Anne Ogborn</text:p>
      <text:p text:style-name="P2">November 2016</text:p>
      <text:p text:style-name="P1"/>
      <text:p text:style-name="P1">This document is the confidential, proprietary property of Simularity Inc.</text:p>
      <text:p text:style-name="P1"/>
      <text:h text:style-name="Heading_20_1" text:outline-level="1">SimGen</text:h>
      <text:p text:style-name="P1">As we move from ‘lab experiment’ phase to production, we need a way to generate data that is relevant to our predictive analytics system. We need this to make documentation examples, to make data for unit tests, and to make data that tests the predictivity of the system.</text:p>
      <text:p text:style-name="P1">SimGen uses behavior trees and probabilistic inference to generate hybrid dynamics simulations for SimAI.</text:p>
      <text:p text:style-name="P3">SimGen is a library for SWI-Prolog. It depends on pack cplint.</text:p>
      <text:h text:style-name="Heading_20_2" text:outline-level="2">Nodes</text:h>
      <text:p text:style-name="P4">SimGen implements a <text:span text:style-name="T1">single </text:span>behavior tree <text:span text:style-name="T1">which is cloned per </text:span>context. </text:p>
      <text:p text:style-name="P5">The tree consists of nodes. <text:span text:style-name="T2">Nodes have 0 or more children, forming a tree</text:span><text:span text:style-name="T2"><text:note text:id="ftn1" text:note-class="footnote"><text:note-citation>1</text:note-citation><text:note-body><text:p text:style-name="P12">Technically, a directed acyclic graph, but universally called a tree in the literature</text:p></text:note-body></text:note></text:span><text:span text:style-name="T2">.</text:span></text:p>
      <text:p text:style-name="P5"/>
      <text:p text:style-name="P5">Each node is in one of three states, not_running, running, or done.</text:p>
      <text:p text:style-name="P5">When a node is started, it moves from not_running to running.</text:p>
      <text:p text:style-name="P5">When a node completes it’s work, it reports success or failure.</text:p>
      <text:p text:style-name="P5">Nodes can be terminated prematurely by the node that started them.</text:p>
      <text:p text:style-name="P4"/>
      <text:p text:style-name="P5">When a node is started, succeeds, or fails, <text:span text:style-name="T3">an event is inserted in the segment</text:span><text:span text:style-name="T3"><text:note text:id="ftn0" text:note-class="footnote"><text:note-citation>2</text:note-citation><text:note-body><text:p text:style-name="P11">This is true for all leaf node<text:span text:style-name="T4">s and some non-leaf nodes.</text:span></text:p></text:note-body></text:note></text:span><text:span text:style-name="T3">.</text:span></text:p>
      <text:p text:style-name="P5"/>
      <text:p text:style-name="P6">Nodes can have arguments. When the node is started for a context, the arguments are interned. This controls state.</text:p>
      <text:h text:style-name="Heading_20_2" text:outline-level="2">Time</text:h>
      <text:p text:style-name="P4">Time advances in all behavior trees simultaneously. <text:span text:style-name="T5">Time advances by ‘ticks’, atomic jumps in the time.</text:span></text:p>
      <text:p text:style-name="P4"/>
      <text:p text:style-name="P7">There is a global clock that starts at a value set in start_simulation/3.</text:p>
      <text:p text:style-name="P7"/>
      <text:p text:style-name="P7">Each context also has a clock that starts at a specified time at create time and can be started and stopped.</text:p>
      <text:p text:style-name="P7"/>
      <text:p text:style-name="P8"><text:soft-page-break/>Additional clocks can be defined by a decorator.</text:p>
      <text:p text:style-name="P8">At simulation start, a time unit and a tick length are established. </text:p>
      <text:p text:style-name="P8"/>
      <text:p text:style-name="P10">Times are specified by </text:p>
      <text:h text:style-name="Heading_20_2" text:outline-level="2">Arguments</text:h>
      <text:p text:style-name="P9"/>
      <text:p text:style-name="P9">Clock values can be inserted in argument lists.</text:p>
      <text:p text:style-name="P8"/>
      <text:h text:style-name="Heading_20_2" text:outline-level="2">Running SimGen simulations</text:h>
      <text:p text:style-name="P3">To define a simulation, call def_node/4 to define all the nodes in the behavior tree.</text:p>
      <text:p text:style-name="P3"/>
      <text:p text:style-name="P3">We’ll create a syntactic front-end to make this process easier.</text:p>
      <text:p text:style-name="P3"/>
      <text:p text:style-name="P3">To run a SimGen simulation, call start_simulation, and then call do_tick repeatedly to move time forward.</text:p>
      <text:p text:style-name="P3"/>
      <text:p text:style-name="P3">During the simulation, you can add new contexts to run. To reclaim memory from no longer used contexts, you can call end_context to remove the context.</text:p>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4T12:41:43.372364621</meta:creation-date>
    <dc:date>2016-11-25T20:15:51.789106209</dc:date>
    <meta:editing-duration>P10DT7H58M30S</meta:editing-duration>
    <meta:editing-cycles>5</meta:editing-cycles>
    <meta:generator>LibreOffice/5.1.4.2$Linux_X86_64 LibreOffice_project/10m0$Build-2</meta:generator>
    <meta:document-statistic meta:table-count="0" meta:image-count="0" meta:object-count="0" meta:page-count="2" meta:paragraph-count="35" meta:word-count="376" meta:character-count="2235" meta:non-whitespace-character-count="1891"/>
  </office:meta>
</office:document-meta>
</file>